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4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69cm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draw:fill="none" fo:min-height="8.637cm"/>
    </style:style>
    <style:style style:name="gr6" style:family="graphic" style:parent-style-name="standard">
      <style:graphic-properties draw:stroke="none" draw:fill="none" fo:min-height="17.066cm"/>
    </style:style>
    <style:style style:name="gr7" style:family="graphic" style:parent-style-name="standard">
      <style:graphic-properties draw:stroke="none" draw:fill="none" fo:min-height="12.08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037cm" svg:height="18.738cm" svg:x="0.508cm" svg:y="1.074cm">
          <draw:text-box>
            <text:p>static char mybuf[100] = "open";</text:p>
            <text:p/>
            <text:p>static ssize_t cyttsp5_open_store(struct device* dev, struct device_attribute *attr,</text:p>
            <text:p><text:s text:c="16"/>const char* buf, size_t len)</text:p>
            <text:p>{</text:p>
            <text:p><text:s text:c="8"/>struct cyttsp5_core_data *cd;</text:p>
            <text:p><text:s text:c="8"/>cd-&gt;dev = dev;</text:p>
            <text:p><text:s text:c="8"/>cyttsp5_release(cd);</text:p>
            <text:p><text:s text:c="8"/>sprintf(mybuf, "%s", buf);</text:p>
            <text:p><text:s text:c="8"/>return len;</text:p>
            <text:p>}</text:p>
            <text:p>static ssize_t cyttsp5_open_show(struct device* dev, struct device_attribute *attr, char* buf)</text:p>
            <text:p>{</text:p>
            <text:p><text:s text:c="8"/>return sprintf(buf, "%s\n", mybuf);</text:p>
            <text:p>}</text:p>
            <text:p>static DEVICE_ATTR(TOUCH_LOCK, S_IWUSR|S_IRUSR, cyttsp5_open_show, cyttsp5_open_store);</text:p>
            <text:p/>
            <text:p>static struct attribute *touch_attributes[] = {</text:p>
            <text:p><text:s text:c="8"/>&amp;dev_attr_TOUCH_LOCK,</text:p>
            <text:p><text:s text:c="8"/>NULL</text:p>
            <text:p>};</text:p>
            <text:p/>
            <text:p>static struct attribute_group touch_attribute_group = {</text:p>
            <text:p><text:s text:c="8"/>.attrs = touch_attributes</text:p>
            <text:p>};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8.489cm" svg:height="14.471cm" svg:x="0.254cm" svg:y="5.08cm">
          <draw:text-box>
            <text:p><text:s text:c="8"/>/*my create sysfs**************************************************/</text:p>
            <text:p><text:s text:c="8"/>ret = sysfs_create_group(cd-&gt;dev-&gt;kobj, &amp;touch_attribute_group);</text:p>
            <text:p><text:s text:c="8"/>if(ret){</text:p>
            <text:p><text:s text:c="11"/>printk("######################################33####################################################Touch_LOCK");</text:p>
            <text:p><text:s text:c="8"/>}</text:p>
            <text:p/>
            <text:p/>
            <text:p/>
            <text:p/>
            <text:p/>
            <text:p/>
            <text:p/>
            <text:p/>
            <text:p/>
            <text:p/>
            <text:p/>
            <text:p>}</text:p>
            <text:p/>
          </draw:text-box>
        </draw:frame>
        <draw:frame draw:style-name="gr4" draw:text-style-name="P1" draw:layer="layout" svg:width="20.648cm" svg:height="2.385cm" svg:x="0cm" svg:y="1.778cm">
          <draw:text-box>
            <text:p>int cyttsp5_probe(const struct cyttsp5_bus_ops *ops, struct device *dev,</text:p>
            <text:p><text:s text:c="16"/>u16 irq, size_t xfer_buf_size)</text:p>
            <text:p>{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6" draw:layer="layout" svg:width="28.186cm" svg:height="8.887cm" svg:x="0.508cm" svg:y="2.032cm">
          <draw:text-box>
            <text:p text:style-name="P3"/>
            <text:p text:style-name="P3">Linux内核--make mrproper与make clean的区别</text:p>
            <text:p text:style-name="P4">2012年03月29日 16:28:05 <text:a xlink:href="https://me.csdn.net/gchww" xlink:type="simple">gchww</text:a> 阅读数 19967</text:p>
            <text:p text:style-name="P5">首先，这两个命令都是用于删除编译内核时产生的相关文件的。</text:p>
            <text:p text:style-name="P5">两者的区别如下：</text:p>
            <text:p text:style-name="P5">make mrproper命令会删除所有的编译生成文件、内核配置文件(.config文件)和各种备份文件，所以几乎只在第一次执行内核编译前才用这条命令。</text:p>
            <text:p text:style-name="P5">make clean命令则是用于删除大多数的编译生成文件，但是会保留内核的配置文件.config，还有足够的编译支持来建立扩展模块。所以你若只想删除前一次编译过程的残留数据，只需执行make clean命令。</text:p>
            <text:p text:style-name="P5">总而言之，make mrproper删除的范围比make clean大，实际上，make mrproper在具体执行时第一步就是调用make clea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1" draw:layer="layout" svg:width="28.489cm" svg:height="17.316cm" svg:x="-0.133cm" svg:y="1.902cm">
          <draw:text-box>
            <text:p>+#ifdef CONFIG_PM_SLEEP</text:p>
            <text:p>+static void aw9106_i2c_suspend(struct device *device)</text:p>
            <text:p>+{</text:p>
            <text:p>+ <text:s text:c="6"/>pr_info("##########################################################################################33#######\n");</text:p>
            <text:p>+ <text:s text:c="6"/>printk("#################################################################################################################\n");</text:p>
            <text:p>+</text:p>
            <text:p>+}</text:p>
            <text:p>+static void aw9106_i2c_resume(struct device *device)</text:p>
            <text:p>+{</text:p>
            <text:p>+ <text:s text:c="7"/>pr_info("#################################################&amp;&amp;&amp;&amp;&amp;&amp;&amp;&amp;&amp;&amp;&amp;&amp;&amp;&amp;&amp;&amp;&amp;&amp;&amp;&amp;&amp;&amp;&amp;&amp;&amp;&amp;&amp;&amp;&amp;&amp;7777777#######\n");</text:p>
            <text:p>+ <text:s text:c="6"/>printk("##################################################################################################\n");</text:p>
            <text:p>+</text:p>
            <text:p>+}</text:p>
            <text:p>+#endif</text:p>
            <text:p>+static SIMPLE_DEV_PM_OPS(leds_aw9106_pm_ops, aw9106_i2c_suspend, aw9106_i2c_resume);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1" draw:layer="layout" svg:width="23.079cm" svg:height="12.339cm" svg:x="0.543cm" svg:y="3.917cm">
          <draw:text-box>
            <text:p><text:s/>static int aw9106_i2c_probe(struct i2c_client *i2c, const struct i2c_device_id *id)</text:p>
            <text:p><text:s/>{</text:p>
            <text:p><text:s text:c="5"/>struct aw9106 *aw9106;</text:p>
            <text:p>@@ -1161,10 +1178,15 @@ static struct i2c_driver aw9106_i2c_driver = {</text:p>
            <text:p><text:s text:c="9"/>.name = AW9106_I2C_NAME,</text:p>
            <text:p><text:s text:c="9"/>.owner = THIS_MODULE,</text:p>
            <text:p><text:s text:c="9"/>.of_match_table = of_match_ptr(aw9106_dt_match),</text:p>
            <text:p>+ <text:s text:c="6"/>.pm = leds_aw9106_pm_ops,</text:p>
            <text:p>+// <text:s text:c="4"/>.suspend = aw9106_i2c_suspend,</text:p>
            <text:p>+// <text:s text:c="4"/>.resume = aw9106_i2c_resume,</text:p>
            <text:p><text:s text:c="5"/>},</text:p>
            <text:p><text:s text:c="5"/>.probe = aw9106_i2c_probe,</text:p>
            <text:p><text:s text:c="5"/>.remove = aw9106_i2c_remove,</text:p>
            <text:p><text:s text:c="5"/>.id_table = aw9106_i2c_id,</text:p>
            <text:p>+ <text:s text:c="2"/>// .suspend = aw9106_i2c_suspend,</text:p>
            <text:p>+ <text:s text:c="2"/>// .resume = aw9106_i2c_resume,</text:p>
            <text:p><text:s/>};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5:29:40.384065134</meta:creation-date>
    <dc:date>2019-08-07T18:18:44.237612540</dc:date>
    <meta:editing-duration>PT39M27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